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family="'Liberation Sans'" style:font-family-generic="swiss" style:font-pitch="variable"/>
    </style:style>
    <style:style style:name="T4" style:family="text">
      <style:text-properties fo:font-family="'Courier 10 Pitch'" style:font-pitch="fixed" fo:font-size="22pt" style:font-size-asian="22pt" style:font-size-complex="22pt"/>
    </style:style>
    <style:style style:name="T5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6" style:family="text">
      <style:text-properties fo:font-size="18pt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size="22pt" fo:font-style="normal" style:font-size-asian="22pt" style:font-style-asian="normal" style:font-size-complex="22pt" style:font-style-complex="normal"/>
    </style:style>
    <style:style style:name="T9" style:family="text">
      <style:text-properties fo:font-family="'Courier 10 Pitch'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mon Lisp: <text:s/>Everything You Can Do, I Can Do Better!</text:p>
          </draw:text-box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p text:style-name="P1"><text:span text:style-name="T1">OpenWest 2013</text:span></text:p>
            <text:p text:style-name="P1"><text:span text:style-name="T1"/></text:p>
            <text:p text:style-name="P1"><text:span text:style-name="T1">Alpheus Mads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ark Side of Common Lisp<text:line-break/><text:span text:style-name="T2">(aka Why doesn't everyone use Lisp?)</text:span></text:p>
          </draw:text-box>
        </draw:frame>
        <draw:frame presentation:style-name="pr4" draw:text-style-name="P2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ark Side of Common Lisp<text:line-break/><text:span text:style-name="T2">(aka Why doesn't everyone use Lisp?)</text:span></text:p>
          </draw:text-box>
        </draw:frame>
        <draw:frame presentation:style-name="pr4" draw:text-style-name="P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Weird</text:span> Syntax:</text:p>
                <text:p><text:span text:style-name="T4">(defun factorial (n)</text:span></text:p>
                <text:p><text:span text:style-name="T4"><text:s text:c="3"/></text:span><text:span text:style-name="T4">(if (or (= n 0)</text:span></text:p>
                <text:p><text:span text:style-name="T4"><text:s text:c="11"/></text:span><text:span text:style-name="T4">(= n 1))</text:span></text:p>
                <text:p><text:span text:style-name="T4"><text:s text:c="7"/></text:span><text:span text:style-name="T4">1</text:span></text:p>
                <text:p><text:span text:style-name="T4"><text:s text:c="5"/></text:span><text:span text:style-name="T4">(* n (factorial (- n 1)))))</text:span></text:p>
                <text:p><text:span text:style-name="T5">To be fair, this looks a bit nicer when you have a good editor (aka Vim, Emacs, even Kate) and/or when you are used to i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ark Side of Common Lisp<text:line-break/><text:span text:style-name="T2">(aka Why doesn't everyone use Lisp?)</text:span></text:p>
          </draw:text-box>
        </draw:frame>
        <draw:frame presentation:style-name="pr4" draw:text-style-name="P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Weird</text:span> Syntax</text:p>
              </text:list-item>
              <text:list-item>
                <text:p>Hit-or-miss Library support</text:p>
                <text:p/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ark Side of Common Lisp<text:line-break/><text:span text:style-name="T2">(aka Why doesn't everyone use Lisp?)</text:span></text:p>
          </draw:text-box>
        </draw:frame>
        <draw:frame presentation:style-name="pr4" draw:text-style-name="P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Weird</text:span> Syntax</text:p>
              </text:list-item>
              <text:list-item>
                <text:p>Hit-or-miss Library support</text:p>
              </text:list-item>
              <text:list-item>
                <text:p>A Difficult Community</text:p>
                <text:p/>
                <text:p><text:span text:style-name="T5"/></text:p>
              </text:list-item>
            </text:list>
          </draw:text-box>
        </draw:frame>
        <draw:frame draw:style-name="gr2" draw:layer="layout" svg:width="0.502cm" svg:height="1.673cm" svg:x="16.256cm" svg:y="7.112cm">
          <draw:text-box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ark Side of Common Lisp<text:line-break/><text:span text:style-name="T2">(aka Why doesn't everyone use Lisp?)</text:span></text:p>
          </draw:text-box>
        </draw:frame>
        <draw:frame presentation:style-name="pr4" draw:text-style-name="P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Weird</text:span> Syntax</text:p>
              </text:list-item>
              <text:list-item>
                <text:p>Hit-or-miss Library support</text:p>
              </text:list-item>
              <text:list-item>
                <text:p>A Difficult Community</text:p>
              </text:list-item>
              <text:list-item>
                <text:p>Some Programmers are Afraid of It</text:p>
                <text:p/>
                <text:p/>
                <text:p/>
                <text:p><text:span text:style-name="T5"/></text:p>
              </text:list-item>
            </text:list>
          </draw:text-box>
        </draw:frame>
        <draw:frame draw:style-name="gr2" draw:text-style-name="P4" draw:layer="layout" svg:width="0.502cm" svg:height="1.673cm" svg:x="16.256cm" svg:y="7.112cm">
          <draw:text-box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Lisp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>Lisp languages have been described as:</text:p>
                <text:list>
                  <text:list-item>
                    <text:p>DNA</text:p>
                  </text:list-item>
                  <text:list-item>
                    <text:p>Lightening</text:p>
                  </text:list-item>
                  <text:list-item>
                    <text:p>“The Red Pill”</text:p>
                  </text:list-item>
                  <text:list-item>
                    <text:p>The Quality with no Name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Lisp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>Lisp languages have been described as:</text:p>
                <text:list>
                  <text:list-item>
                    <text:p>DNA</text:p>
                  </text:list-item>
                  <text:list-item>
                    <text:p>Lightening</text:p>
                  </text:list-item>
                  <text:list-item>
                    <text:p>“The Red Pill”</text:p>
                  </text:list-item>
                  <text:list-item>
                    <text:p>The Quality with no Name</text:p>
                  </text:list-item>
                </text:list>
                <text:p>in addition to this, I'm going to describe Lisp as:</text:p>
                <text:list>
                  <text:list-item text:start-value="1">
                    <text:p>A chameleon, perhaps a chimera...it's what you want it—or even need it—to be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<text:s/>Object “Reorientation”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<text:s/>Object “Reorientation”</text:p>
          </draw:text-box>
        </draw:frame>
        <draw:frame presentation:style-name="pr4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A Brief Review of Typical Object Oriented Programming:</text:span></text:p>
                <text:list>
                  <text:list-item>
                    <text:p><text:span text:style-name="T2">Classes combine data and functions</text:span></text:p>
                  </text:list-item>
                  <text:list-item>
                    <text:p><text:span text:style-name="T2">Methods are tied to classes, and methods are overloaded; typically, they aren't “first class citizens”</text:span></text:p>
                  </text:list-item>
                  <text:list-item>
                    <text:p><text:span text:style-name="T2">The focus is on objects, and methods are usually tied to these objects</text:span></text:p>
                  </text:list-item>
                  <text:list-item>
                    <text:p><text:span text:style-name="T2">Generally, syntactic support for these constructs need to be built into the language, or won't exist at all. <text:s/>(In particular, you can do object-oriented programming in C or Assembler...)</text:span></text:p>
                  </text:list-item>
                </text:list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<text:s/>Object “Reorientation”</text:p>
          </draw:text-box>
        </draw:frame>
        <draw:frame presentation:style-name="pr4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How is Common Lisp Different?</text:span></text:p>
                <text:list>
                  <text:list-item>
                    <text:p><text:span text:style-name="T2">The focus is on “generic functions” (templates) and “multimethods” (methods that specialize on more than one argument)</text:span></text:p>
                    <text:list>
                      <text:list-item>
                        <text:p><text:span text:style-name="T2">A “multimethod” can be specialized on each argument</text:span></text:p>
                      </text:list-item>
                      <text:list-item>
                        <text:p><text:span text:style-name="T2">A “multimethod” can even be specialized on particular </text:span><text:span text:style-name="T7">objects</text:span></text:p>
                      </text:list-item>
                      <text:list-item>
                        <text:p><text:span text:style-name="T8">“</text:span><text:span text:style-name="T8">Multimethods” can be treated as ordinary functions (which, in “functional” programming styles, is very important)</text:span></text:p>
                      </text:list-item>
                      <text:list-item>
                        <text:p><text:span text:style-name="T8">“</text:span><text:span text:style-name="T8">Multimethods” can be combined in rich ways (+, AND, OR, LIST, APPEND, NCONC, MIN, MAX, PROGN)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: <text:s/>Object “Reorientation”</text:p>
          </draw:text-box>
        </draw:frame>
        <draw:frame presentation:style-name="pr4" draw:text-style-name="P5" draw:layer="layout" svg:width="24.639cm" svg:height="15.406cm" svg:x="1.4cm" svg:y="4.914cm" presentation:class="outline" presentation:user-transformed="true">
          <draw:text-box>
            <text:p><text:span text:style-name="T2">Example of a Multimethod:</text:span></text:p>
            <text:p><text:span text:style-name="T4">(defgeneric beat (drum stick))</text:span></text:p>
            <text:p><text:span text:style-name="T4">(defmethod beat ((drum snare-drum)</text:span></text:p>
            <text:p><text:span text:style-name="T4"><text:s text:c="17"/></text:span><text:span text:style-name="T4">(stick wooden-drumstick))</text:span></text:p>
            <text:p><text:span text:style-name="T4"><text:s text:c="4"/></text:span><text:span text:style-name="T4">...definition...</text:span></text:p>
            <text:p><text:span text:style-name="T4">(defmethod beat ((drum snare-drum)</text:span></text:p>
            <text:p><text:span text:style-name="T4"><text:s text:c="17"/></text:span><text:span text:style-name="T4">(stick soft-mallet))</text:span></text:p>
            <text:p><text:span text:style-name="T4"><text:s text:c="4"/></text:span><text:span text:style-name="T4">...definition...)</text:span></text:p>
            <text:p><text:span text:style-name="T4">(defmethod beat ((drum (eql broken-snare-drum))</text:span></text:p>
            <text:p><text:span text:style-name="T4"><text:s text:c="17"/></text:span><text:span text:style-name="T4">(stick soft-mallet))</text:span></text:p>
            <text:p><text:span text:style-name="T4"><text:s text:c="4"/></text:span><text:span text:style-name="T4">...definition..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: <text:s/>Object “Reorientation”</text:p>
          </draw:text-box>
        </draw:frame>
        <draw:frame presentation:style-name="pr4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What about class definitions? <text:s/>Example:</text:span></text:p>
                <text:list>
                  <text:list-header>
                    <text:p><text:span text:style-name="T9">(defclass bank-account ()</text:span></text:p>
                    <text:p><text:span text:style-name="T9"><text:s text:c="3"/></text:span><text:span text:style-name="T9">((customer-name</text:span></text:p>
                    <text:p><text:span text:style-name="T9"><text:s text:c="5"/></text:span><text:span text:style-name="T9">:initarg :customer-name</text:span></text:p>
                    <text:p><text:span text:style-name="T9"><text:s text:c="5"/></text:span><text:span text:style-name="T9">:initorm (error “Must supply a name”)</text:span></text:p>
                    <text:p><text:span text:style-name="T9"><text:s text:c="5"/></text:span><text:span text:style-name="T9">:accessor customer-name)</text:span></text:p>
                    <text:p><text:span text:style-name="T9"><text:s text:c="4"/></text:span><text:span text:style-name="T9">(balance</text:span></text:p>
                    <text:p><text:span text:style-name="T9"><text:s text:c="5"/></text:span><text:span text:style-name="T9">:initform 0</text:span></text:p>
                    <text:p><text:span text:style-name="T9"><text:s text:c="5"/></text:span><text:span text:style-name="T9">:reader balance)))</text:span></text:p>
                    <text:p><text:span text:style-name="T8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: <text:s/>Object “Reorientation”</text:p>
          </draw:text-box>
        </draw:frame>
        <draw:frame presentation:style-name="pr4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8">Observations:</text:span></text:p>
                <text:list>
                  <text:list-item>
                    <text:p><text:span text:style-name="T8">The Object System automatically generates “getter” and “setter” functions</text:span></text:p>
                  </text:list-item>
                  <text:list-item>
                    <text:p><text:span text:style-name="T8">Multiple inheritance is handled in a deterministic, predictable way</text:span></text:p>
                  </text:list-item>
                  <text:list-item>
                    <text:p><text:span text:style-name="T8">The Common Lisp Object System is defined by macros—that is, if Common Lisp did not come with an object system, we could create one from scratch!</text:span></text:p>
                  </text:list-item>
                  <text:list-item>
                    <text:p><text:span text:style-name="T8">Indeed, not all versions of Scheme (another Lisp) have an Object System—but one can be added via macro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Example: <text:s/>the Condition System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Example: <text:s/>the Condition System</text:p>
          </draw:text-box>
        </draw:frame>
        <draw:frame presentation:style-name="pr4" draw:text-style-name="P5" draw:layer="layout" svg:width="12.023cm" svg:height="12.179cm" svg:x="1.4cm" svg:y="4.914cm" presentation:class="outline" presentation:user-transformed="true">
          <draw:text-box>
            <text:p><text:span text:style-name="T2">Sample Python Code</text:span></text:p>
            <text:p><text:span text:style-name="T4">try:</text:span></text:p>
            <text:p><text:span text:style-name="T4"><text:s text:c="3"/></text:span><text:span text:style-name="T4">doSomething()</text:span></text:p>
            <text:p><text:span text:style-name="T4"><text:s text:c="3"/></text:span><text:span text:style-name="T4">doSomething(else)</text:span></text:p>
            <text:p><text:span text:style-name="T4">except SomeExeption, e:</text:span></text:p>
            <text:p><text:span text:style-name="T4"><text:s text:c="3"/></text:span><text:span text:style-name="T4">recoverFrom(e)</text:span></text:p>
          </draw:text-box>
        </draw:frame>
        <draw:frame presentation:style-name="pr4" draw:text-style-name="P5" draw:layer="layout" svg:width="13.293cm" svg:height="12.179cm" svg:x="13.123cm" svg:y="4.914cm" presentation:class="outline" presentation:user-transformed="true">
          <draw:text-box>
            <text:p><text:span text:style-name="T2">Equivalent Common Lisp</text:span></text:p>
            <text:p><text:span text:style-name="T4">(handler-case</text:span></text:p>
            <text:p><text:span text:style-name="T4"><text:s text:c="3"/></text:span><text:span text:style-name="T4">(progn</text:span></text:p>
            <text:p><text:span text:style-name="T4"><text:s text:c="6"/></text:span><text:span text:style-name="T4">(do-something)</text:span></text:p>
            <text:p><text:span text:style-name="T4"><text:s text:c="6"/></text:span><text:span text:style-name="T4">(do-something else))</text:span></text:p>
            <text:p><text:span text:style-name="T4"><text:s text:c="3"/></text:span><text:span text:style-name="T4">(some-exception (e)</text:span></text:p>
            <text:p><text:span text:style-name="T4"><text:s text:c="6"/></text:span><text:span text:style-name="T4">(recover-from e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: <text:s/>the Condition System</text:p>
          </draw:text-box>
        </draw:frame>
        <draw:frame presentation:style-name="pr4" draw:text-style-name="P5" draw:layer="layout" svg:width="24.465cm" svg:height="12.179cm" svg:x="1.443cm" svg:y="4.914cm" presentation:class="outline" presentation:user-transformed="true">
          <draw:text-box>
            <text:p><text:span text:style-name="T2">So, what makes Conditions different from Exceptions? <text:s/>Restarts!</text:span></text:p>
            <text:p><text:span text:style-name="T9">(defun log-analyzer ()</text:span></text:p>
            <text:p><text:span text:style-name="T9"><text:s text:c="3"/></text:span><text:span text:style-name="T9">(handler-bind ((malformed-log-entry-error</text:span></text:p>
            <text:p><text:span text:style-name="T9"><text:s text:c="17"/></text:span><text:span text:style-name="T9">#'(lambda (c)</text:span></text:p>
            <text:p><text:span text:style-name="T9"><text:s text:c="21"/></text:span><text:span text:style-name="T9">(invoke-restart 'skip-log-entry))))</text:span></text:p>
            <text:p><text:span text:style-name="T9"><text:s text:c="6"/></text:span><text:span text:style-name="T9">(dolist (log (find-all-logs))</text:span></text:p>
            <text:p><text:span text:style-name="T9"><text:s text:c="9"/></text:span><text:span text:style-name="T9">(analyze-log log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xample: <text:s/>the Condition System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>Why restarts?</text:p>
                <text:list>
                  <text:list-item>
                    <text:p>Allows you to handle errors at lower levels, rather than force higher levels to re-implement functionality</text:p>
                  </text:list-item>
                  <text:list-item>
                    <text:p>Can give higher levels several options for recovery</text:p>
                  </text:list-item>
                  <text:list-item>
                    <text:p>Allows you to continue where you left off, if circumstances warrant i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Exampl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ultiple-value-bind (and “cousin” metabang-bind)</text:p>
              </text:list-item>
              <text:list-item>
                <text:p>loop (and “cousin” iterate)</text:p>
              </text:list-item>
              <text:list-item>
                <text:p>format</text:p>
              </text:list-item>
              <text:list-item>
                <text:p>optimization</text:p>
              </text:list-item>
              <text:list-item>
                <text:p>Cells</text:p>
              </text:list-item>
              <text:list-item>
                <text:p>mini-langua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 and Resources</text:p>
          </draw:text-box>
        </draw:frame>
        <draw:frame presentation:style-name="pr4" draw:layer="layout" svg:width="24.639cm" svg:height="12.179cm" svg:x="1.5cm" svg:y="4.914cm" presentation:class="outline" presentation:user-transformed="true">
          <draw:text-box>
            <text:list text:style-name="L2">
              <text:list-item>
                <text:p><text:span text:style-name="T2">“</text:span><text:span text:style-name="T2">Practical Common Lisp” by Peter Seibel</text:span></text:p>
              </text:list-item>
              <text:list-item>
                <text:p><text:span text:style-name="T2">“</text:span><text:span text:style-name="T2">On Lisp” by Paul Graham</text:span></text:p>
              </text:list-item>
              <text:list-item>
                <text:p><text:span text:style-name="T2">“</text:span><text:span text:style-name="T2">Let Over Lambda” by Doug Hoyte</text:span></text:p>
              </text:list-item>
              <text:list-item>
                <text:p><text:span text:style-name="T2">“</text:span><text:span text:style-name="T2">The Art of the Metaobject Protocol” by Kiczales, Rivieres, Bobrow</text:span></text:p>
              </text:list-item>
              <text:list-item>
                <text:p><text:span text:style-name="T2">“</text:span><text:span text:style-name="T2">The Cells Manifesto”</text:span><text:span text:style-name="T2"><text:line-break/></text:span><text:span text:style-name="T2"><text:a xlink:href="http://smuglispweeny.blogspot.com/2008/02/cells-manifesto.html">http://smuglispweeny.blogspot.com/2008/02/cells-manifesto.html</text:a></text:span></text:p>
              </text:list-item>
              <text:list-item>
                <text:p><text:span text:style-name="T2">“</text:span><text:span text:style-name="T2">Metabang-Bind”</text:span><text:span text:style-name="T2"><text:line-break/></text:span><text:span text:style-name="T2"><text:a xlink:href="http://common-lisp.net/project/metabang-bind/">http://common-lisp.net/project/metabang-bind/</text:a></text:span></text:p>
              </text:list-item>
              <text:list-item>
                <text:p><text:span text:style-name="T2">“</text:span><text:span text:style-name="T2">Iterate”</text:span><text:span text:style-name="T2"><text:line-break/></text:span><text:span text:style-name="T2"><text:a xlink:href="http://common-lisp.net/project/iterate/">http://common-lisp.net/project/iterate/</text:a>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hameless Plug [NOTE: <text:s/>MAKE THIS THE LAST SLIDE!]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urrently looking for work</text:p>
              </text:list-item>
              <text:list-item>
                <text:p>Ideal position: <text:s/>Something highly mathematical using Common Lisp and perhaps Forth</text:p>
              </text:list-item>
              <text:list-item>
                <text:p>I'd be willing to consider starting something; if you have any ideas, I'd be happy to consider th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30T11:33:09</meta:creation-date>
    <dc:date>2013-05-02T00:07:40</dc:date>
    <meta:editing-duration>PT3H15M49S</meta:editing-duration>
    <meta:editing-cycles>24</meta:editing-cycles>
    <meta:generator>LibreOffice/3.6$Linux_X86_64 LibreOffice_project/360m1$Build-2</meta:generator>
    <meta:document-statistic meta:object-count="107"/>
  </office:meta>
</office:document-meta>
</file>